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7913*"/>
    </style:style>
    <style:style style:name="Table1.B" style:family="table-column">
      <style:table-column-properties style:column-width="1.4299in" style:rel-column-width="20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fo:font-weight="bold" officeooo:rsid="0017e68d" officeooo:paragraph-rsid="0017e68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/text:p>
          </table:table-cell>
          <table:table-cell table:style-name="Table1.B1" office:value-type="string">
            <text:p text:style-name="P1">DATO: 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1"><text:span text:style-name="T1"/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p text:style-name="P1"><text:span text:style-name="T1"/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2"><text:span text:style-name="T1"/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1"><text:span text:style-name="T1"/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0T12:59:39.639558330</dc:date>
    <meta:editing-duration>PT9M36S</meta:editing-duration>
    <meta:editing-cycles>2</meta:editing-cycles>
    <meta:generator>LibreOffice/6.4.1.2$Linux_X86_64 LibreOffice_project/40$Build-2</meta:generator>
    <meta:document-statistic meta:table-count="1" meta:image-count="0" meta:object-count="0" meta:page-count="1" meta:paragraph-count="7" meta:word-count="9" meta:character-count="79" meta:non-whitespace-character-count="76"/>
  </office:meta>
</office:document-meta>
</file>